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MATTHEW 5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KINGDOM AND BELIEVERS (5:1-16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-title-Title-Slide" presentation:presentation-page-layout-name="Master1-PPL1" draw:id="Slide-257">
        <draw:frame draw:id="id92" presentation:style-name="a496" draw:name="Title 1" svg:x="1.38in" svg:y="0.83in" svg:width="10.3in" svg:height="4.42in" presentation:class="title" presentation:placeholder="false">
          <draw:text-box>
            <text:p text:style-name="a495" text:class-names="" text:cond-style-name=""><text:span text:style-name="a493" text:class-names="">THE KINGDOM AND BELIEVERS (5:1-16)<text:s text:c="1"/></text:span><text:span text:style-name="a494" text:class-names=""/></text:p>
          </draw:text-box>
          <svg:title/>
          <svg:desc/>
        </draw:frame>
        <draw:frame draw:id="id93" presentation:style-name="a501" draw:name="Subtitle 2" svg:x="1.38in" svg:y="5.25in" svg:width="10.3in" svg:height="1.85in" presentation:class="subtitle" presentation:placeholder="false">
          <draw:text-box>
            <text:p text:style-name="a498" text:class-names="" text:cond-style-name=""><text:span text:style-name="a497" text:class-names=""><text:s text:c="1"/>Kingdom attributes (5:1-12)<text:s text:c="1"/></text:span></text:p>
            <text:p text:style-name="a500" text:class-names="" text:cond-style-name=""><text:span text:style-name="a499" text:class-names=""/></text:p>
          </draw:text-box>
          <svg:title/>
          <svg:desc/>
        </draw:frame>
      </draw:page>
      <draw:page draw:name="Slide3" draw:style-name="a502" draw:master-page-name="Master1-Layout1-title-Title-Slide" presentation:presentation-page-layout-name="Master1-PPL1" draw:id="Slide-258">
        <draw:frame draw:id="id94" presentation:style-name="a506" draw:name="Title 1" svg:x="1.38in" svg:y="0.83in" svg:width="10.3in" svg:height="4.42in" presentation:class="title" presentation:placeholder="false">
          <draw:text-box>
            <text:p text:style-name="a505" text:class-names="" text:cond-style-name=""><text:span text:style-name="a503" text:class-names=""><text:s text:c="1"/>Kingdom attributes (5:1-12)<text:s text:c="1"/></text:span><text:span text:style-name="a504" text:class-names=""/></text:p>
          </draw:text-box>
          <svg:title/>
          <svg:desc/>
        </draw:frame>
        <draw:frame draw:id="id95" presentation:style-name="a511" draw:name="Subtitle 2" svg:x="1.38in" svg:y="5.25in" svg:width="10.3in" svg:height="1.85in" presentation:class="subtitle" presentation:placeholder="false">
          <draw:text-box>
            <text:p text:style-name="a508" text:class-names="" text:cond-style-name=""><text:span text:style-name="a507" text:class-names=""><text:s text:c="1"/>The poor in spirit (5:3)<text:s text:c="1"/></text:span></text:p>
            <text:p text:style-name="a510" text:class-names="" text:cond-style-name=""><text:span text:style-name="a509" text:class-names=""/></text:p>
          </draw:text-box>
          <svg:title/>
          <svg:desc/>
        </draw:frame>
      </draw:page>
      <draw:page draw:name="Slide4" draw:style-name="a512" draw:master-page-name="Master1-Layout12-tx-Title-and-Text" presentation:presentation-page-layout-name="Master1-PPL12" draw:id="Slide-259">
        <draw:frame draw:id="id96" presentation:style-name="a516" draw:name="Title 1" svg:x="1.38in" svg:y="0.4in" svg:width="10.6in" svg:height="1.44965in" presentation:class="title" presentation:placeholder="false">
          <draw:text-box>
            <text:p text:style-name="a515" text:class-names="" text:cond-style-name=""><text:span text:style-name="a513" text:class-names=""><text:s text:c="1"/>The poor in spirit (5:3)<text:s text:c="1"/></text:span><text:span text:style-name="a514" text:class-names=""/></text:p>
          </draw:text-box>
          <svg:title/>
          <svg:desc/>
        </draw:frame>
        <draw:frame draw:id="id97" presentation:style-name="a526" draw:name="Text Placeholder 2" svg:x="1.38in" svg:y="2in" svg:width="9.4in" svg:height="4.75868in" presentation:class="outline" presentation:placeholder="false">
          <draw:text-box>
            <text:list text:style-name="a519">
              <text:list-item>
                <text:p text:style-name="a518" text:class-names="" text:cond-style-name=""><text:span text:style-name="a517" text:class-names=""><text:s text:c="1"/>The role (5:3a):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<text:s text:c="1"/>The reward (5:3b):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/></text:p>
              </text:list-item>
            </text:list>
          </draw:text-box>
          <svg:title/>
          <svg:desc/>
        </draw:frame>
      </draw:page>
      <draw:page draw:name="Slide5" draw:style-name="a527" draw:master-page-name="Master1-Layout12-tx-Title-and-Text" presentation:presentation-page-layout-name="Master1-PPL12" draw:id="Slide-260">
        <draw:frame draw:id="id98" presentation:style-name="a531" draw:name="Title 1" svg:x="1.38in" svg:y="0.4in" svg:width="10.6in" svg:height="1.44965in" presentation:class="title" presentation:placeholder="false">
          <draw:text-box>
            <text:p text:style-name="a530" text:class-names="" text:cond-style-name=""><text:span text:style-name="a528" text:class-names=""><text:s text:c="1"/>Kingdom attributes (5:1-12)<text:s text:c="1"/></text:span><text:span text:style-name="a529" text:class-names=""/></text:p>
          </draw:text-box>
          <svg:title/>
          <svg:desc/>
        </draw:frame>
        <draw:frame draw:id="id99" presentation:style-name="a541" draw:name="Text Placeholder 2" svg:x="1.38in" svg:y="2in" svg:width="9.4in" svg:height="4.75868in" presentation:class="outline" presentation:placeholder="false">
          <draw:text-box>
            <text:list text:style-name="a534">
              <text:list-item>
                <text:p text:style-name="a533" text:class-names="" text:cond-style-name=""><text:span text:style-name="a532" text:class-names=""><text:s text:c="1"/>The poor in spirit (5:3)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<text:s text:c="1"/>Those who mourn (5:4)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/></text:p>
              </text:list-item>
            </text:list>
          </draw:text-box>
          <svg:title/>
          <svg:desc/>
        </draw:frame>
      </draw:page>
      <draw:page draw:name="Slide6" draw:style-name="a542" draw:master-page-name="Master1-Layout12-tx-Title-and-Text" presentation:presentation-page-layout-name="Master1-PPL12" draw:id="Slide-261">
        <draw:frame draw:id="id100" presentation:style-name="a546" draw:name="Title 1" svg:x="1.38in" svg:y="0.4in" svg:width="10.6in" svg:height="1.44965in" presentation:class="title" presentation:placeholder="false">
          <draw:text-box>
            <text:p text:style-name="a545" text:class-names="" text:cond-style-name=""><text:span text:style-name="a543" text:class-names=""><text:s text:c="1"/>Those who mourn (5:4)<text:s text:c="1"/></text:span><text:span text:style-name="a544" text:class-names=""/></text:p>
          </draw:text-box>
          <svg:title/>
          <svg:desc/>
        </draw:frame>
        <draw:frame draw:id="id101" presentation:style-name="a556" draw:name="Text Placeholder 2" svg:x="1.38in" svg:y="2in" svg:width="9.4in" svg:height="4.75868in" presentation:class="outline" presentation:placeholder="false">
          <draw:text-box>
            <text:list text:style-name="a549">
              <text:list-item>
                <text:p text:style-name="a548" text:class-names="" text:cond-style-name=""><text:span text:style-name="a547" text:class-names=""><text:s text:c="1"/>The role (5:4a):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><text:s text:c="1"/>The reward (5:4b):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/></text:p>
              </text:list-item>
            </text:list>
          </draw:text-box>
          <svg:title/>
          <svg:desc/>
        </draw:frame>
      </draw:page>
      <draw:page draw:name="Slide7" draw:style-name="a557" draw:master-page-name="Master1-Layout12-tx-Title-and-Text" presentation:presentation-page-layout-name="Master1-PPL12" draw:id="Slide-262">
        <draw:frame draw:id="id102" presentation:style-name="a561" draw:name="Title 1" svg:x="1.38in" svg:y="0.4in" svg:width="10.6in" svg:height="1.44965in" presentation:class="title" presentation:placeholder="false">
          <draw:text-box>
            <text:p text:style-name="a560" text:class-names="" text:cond-style-name=""><text:span text:style-name="a558" text:class-names=""><text:s text:c="1"/>Kingdom attributes (5:1-12)<text:s text:c="1"/></text:span><text:span text:style-name="a559" text:class-names=""/></text:p>
          </draw:text-box>
          <svg:title/>
          <svg:desc/>
        </draw:frame>
        <draw:frame draw:id="id103" presentation:style-name="a574" draw:name="Text Placeholder 2" svg:x="1.38in" svg:y="2in" svg:width="9.4in" svg:height="4.75868in" presentation:class="outline" presentation:placeholder="false">
          <draw:text-box>
            <text:list text:style-name="a564">
              <text:list-item>
                <text:p text:style-name="a563" text:class-names="" text:cond-style-name=""><text:span text:style-name="a562" text:class-names=""><text:s text:c="1"/>The poor in spirit (5:3)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<text:s text:c="1"/>Those who mourn (5:4)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><text:s text:c="1"/>The meek (5:5)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/></text:p>
              </text:list-item>
            </text:list>
          </draw:text-box>
          <svg:title/>
          <svg:desc/>
        </draw:frame>
      </draw:page>
      <draw:page draw:name="Slide8" draw:style-name="a575" draw:master-page-name="Master1-Layout12-tx-Title-and-Text" presentation:presentation-page-layout-name="Master1-PPL12" draw:id="Slide-263">
        <draw:frame draw:id="id104" presentation:style-name="a579" draw:name="Title 1" svg:x="1.38in" svg:y="0.4in" svg:width="10.6in" svg:height="1.44965in" presentation:class="title" presentation:placeholder="false">
          <draw:text-box>
            <text:p text:style-name="a578" text:class-names="" text:cond-style-name=""><text:span text:style-name="a576" text:class-names=""><text:s text:c="1"/>The meek (5:5)<text:s text:c="1"/></text:span><text:span text:style-name="a577" text:class-names=""/></text:p>
          </draw:text-box>
          <svg:title/>
          <svg:desc/>
        </draw:frame>
        <draw:frame draw:id="id105" presentation:style-name="a589" draw:name="Text Placeholder 2" svg:x="1.38in" svg:y="2in" svg:width="9.4in" svg:height="4.75868in" presentation:class="outline" presentation:placeholder="false">
          <draw:text-box>
            <text:list text:style-name="a582">
              <text:list-item>
                <text:p text:style-name="a581" text:class-names="" text:cond-style-name=""><text:span text:style-name="a580" text:class-names=""><text:s text:c="1"/>The role (5:5a):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<text:s text:c="1"/>The reward (5:5b):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/></text:p>
              </text:list-item>
            </text:list>
          </draw:text-box>
          <svg:title/>
          <svg:desc/>
        </draw:frame>
      </draw:page>
      <draw:page draw:name="Slide9" draw:style-name="a590" draw:master-page-name="Master1-Layout12-tx-Title-and-Text" presentation:presentation-page-layout-name="Master1-PPL12" draw:id="Slide-264">
        <draw:frame draw:id="id106" presentation:style-name="a594" draw:name="Title 1" svg:x="1.38in" svg:y="0.4in" svg:width="10.6in" svg:height="1.44965in" presentation:class="title" presentation:placeholder="false">
          <draw:text-box>
            <text:p text:style-name="a593" text:class-names="" text:cond-style-name=""><text:span text:style-name="a591" text:class-names=""><text:s text:c="1"/>Kingdom attributes (5:1-12)<text:s text:c="1"/></text:span><text:span text:style-name="a592" text:class-names=""/></text:p>
          </draw:text-box>
          <svg:title/>
          <svg:desc/>
        </draw:frame>
        <draw:frame draw:id="id107" presentation:style-name="a610" draw:name="Text Placeholder 2" svg:x="1.38in" svg:y="2in" svg:width="9.4in" svg:height="4.75868in" presentation:class="outline" presentation:placeholder="false">
          <draw:text-box>
            <text:list text:style-name="a597">
              <text:list-item>
                <text:p text:style-name="a596" text:class-names="" text:cond-style-name=""><text:span text:style-name="a595" text:class-names=""><text:s text:c="1"/>The poor in spirit (5:3)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<text:s text:c="1"/>Those who mourn (5:4)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<text:s text:c="1"/>The meek (5:5)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<text:s text:c="1"/>Those who hunger and thirst for righteousness (5:6)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/></text:p>
              </text:list-item>
            </text:list>
          </draw:text-box>
          <svg:title/>
          <svg:desc/>
        </draw:frame>
      </draw:page>
      <draw:page draw:name="Slide10" draw:style-name="a611" draw:master-page-name="Master1-Layout12-tx-Title-and-Text" presentation:presentation-page-layout-name="Master1-PPL12" draw:id="Slide-265">
        <draw:frame draw:id="id108" presentation:style-name="a615" draw:name="Title 1" svg:x="1.38in" svg:y="0.4in" svg:width="10.6in" svg:height="1.44965in" presentation:class="title" presentation:placeholder="false">
          <draw:text-box>
            <text:p text:style-name="a614" text:class-names="" text:cond-style-name=""><text:span text:style-name="a612" text:class-names=""><text:s text:c="1"/>Those who hunger and thirst for righteousness (5:6)<text:s text:c="1"/></text:span><text:span text:style-name="a613" text:class-names=""/></text:p>
          </draw:text-box>
          <svg:title/>
          <svg:desc/>
        </draw:frame>
        <draw:frame draw:id="id109" presentation:style-name="a625" draw:name="Text Placeholder 2" svg:x="1.38in" svg:y="2in" svg:width="9.4in" svg:height="4.75868in" presentation:class="outline" presentation:placeholder="false">
          <draw:text-box>
            <text:list text:style-name="a618">
              <text:list-item>
                <text:p text:style-name="a617" text:class-names="" text:cond-style-name=""><text:span text:style-name="a616" text:class-names=""><text:s text:c="1"/>The role (5:6a):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<text:s text:c="1"/>The reward (5:6b):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/></text:p>
              </text:list-item>
            </text:list>
          </draw:text-box>
          <svg:title/>
          <svg:desc/>
        </draw:frame>
      </draw:page>
      <draw:page draw:name="Slide11" draw:style-name="a626" draw:master-page-name="Master1-Layout12-tx-Title-and-Text" presentation:presentation-page-layout-name="Master1-PPL12" draw:id="Slide-266">
        <draw:frame draw:id="id110" presentation:style-name="a630" draw:name="Title 1" svg:x="1.38in" svg:y="0.4in" svg:width="10.6in" svg:height="1.44965in" presentation:class="title" presentation:placeholder="false">
          <draw:text-box>
            <text:p text:style-name="a629" text:class-names="" text:cond-style-name=""><text:span text:style-name="a627" text:class-names=""><text:s text:c="1"/>Kingdom attributes (5:1-12)<text:s text:c="1"/></text:span><text:span text:style-name="a628" text:class-names=""/></text:p>
          </draw:text-box>
          <svg:title/>
          <svg:desc/>
        </draw:frame>
        <draw:frame draw:id="id111" presentation:style-name="a649" draw:name="Text Placeholder 2" svg:x="1.38in" svg:y="2in" svg:width="9.4in" svg:height="4.75868in" presentation:class="outline" presentation:placeholder="false">
          <draw:text-box>
            <text:list text:style-name="a633">
              <text:list-item>
                <text:p text:style-name="a632" text:class-names="" text:cond-style-name=""><text:span text:style-name="a631" text:class-names=""><text:s text:c="1"/>The poor in spirit (5:3)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<text:s text:c="1"/>Those who mourn (5:4)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<text:s text:c="1"/>The meek (5:5)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<text:s text:c="1"/>Those who hunger and thirst for righteousness (5:6)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><text:s text:c="1"/>The merciful (5:7)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/></text:p>
              </text:list-item>
            </text:list>
          </draw:text-box>
          <svg:title/>
          <svg:desc/>
        </draw:frame>
      </draw:page>
      <draw:page draw:name="Slide12" draw:style-name="a650" draw:master-page-name="Master1-Layout12-tx-Title-and-Text" presentation:presentation-page-layout-name="Master1-PPL12" draw:id="Slide-267">
        <draw:frame draw:id="id112" presentation:style-name="a654" draw:name="Title 1" svg:x="1.38in" svg:y="0.4in" svg:width="10.6in" svg:height="1.44965in" presentation:class="title" presentation:placeholder="false">
          <draw:text-box>
            <text:p text:style-name="a653" text:class-names="" text:cond-style-name=""><text:span text:style-name="a651" text:class-names=""><text:s text:c="1"/>The merciful (5:7)<text:s text:c="1"/></text:span><text:span text:style-name="a652" text:class-names=""/></text:p>
          </draw:text-box>
          <svg:title/>
          <svg:desc/>
        </draw:frame>
        <draw:frame draw:id="id113" presentation:style-name="a664" draw:name="Text Placeholder 2" svg:x="1.38in" svg:y="2in" svg:width="9.4in" svg:height="4.75868in" presentation:class="outline" presentation:placeholder="false">
          <draw:text-box>
            <text:list text:style-name="a657">
              <text:list-item>
                <text:p text:style-name="a656" text:class-names="" text:cond-style-name=""><text:span text:style-name="a655" text:class-names=""><text:s text:c="1"/>The role (5:7a):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><text:s text:c="1"/>The reward (5:7b):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/></text:p>
              </text:list-item>
            </text:list>
          </draw:text-box>
          <svg:title/>
          <svg:desc/>
        </draw:frame>
      </draw:page>
      <draw:page draw:name="Slide13" draw:style-name="a665" draw:master-page-name="Master1-Layout12-tx-Title-and-Text" presentation:presentation-page-layout-name="Master1-PPL12" draw:id="Slide-268">
        <draw:frame draw:id="id114" presentation:style-name="a669" draw:name="Title 1" svg:x="1.38in" svg:y="0.4in" svg:width="10.6in" svg:height="1.44965in" presentation:class="title" presentation:placeholder="false">
          <draw:text-box>
            <text:p text:style-name="a668" text:class-names="" text:cond-style-name=""><text:span text:style-name="a666" text:class-names=""><text:s text:c="1"/>Kingdom attributes (5:1-12)<text:s text:c="1"/></text:span><text:span text:style-name="a667" text:class-names=""/></text:p>
          </draw:text-box>
          <svg:title/>
          <svg:desc/>
        </draw:frame>
        <draw:frame draw:id="id115" presentation:style-name="a691" draw:name="Text Placeholder 2" svg:x="1.38in" svg:y="2in" svg:width="9.4in" svg:height="4.75868in" presentation:class="outline" presentation:placeholder="false">
          <draw:text-box>
            <text:list text:style-name="a672">
              <text:list-item>
                <text:p text:style-name="a671" text:class-names="" text:cond-style-name=""><text:span text:style-name="a670" text:class-names=""><text:s text:c="1"/>The poor in spirit (5:3)<text:s text:c="1"/>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><text:s text:c="1"/>Those who mourn (5:4)<text:s text:c="1"/>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><text:s text:c="1"/>The meek (5:5)<text:s text:c="1"/>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><text:s text:c="1"/>Those who hunger and thirst for righteousness (5:6)<text:s text:c="1"/>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><text:s text:c="1"/>The merciful (5:7)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><text:s text:c="1"/>The pure in heart (5:8)<text:s text:c="1"/>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/></text:p>
              </text:list-item>
            </text:list>
          </draw:text-box>
          <svg:title/>
          <svg:desc/>
        </draw:frame>
      </draw:page>
      <draw:page draw:name="Slide14" draw:style-name="a692" draw:master-page-name="Master1-Layout12-tx-Title-and-Text" presentation:presentation-page-layout-name="Master1-PPL12" draw:id="Slide-269">
        <draw:frame draw:id="id116" presentation:style-name="a696" draw:name="Title 1" svg:x="1.38in" svg:y="0.4in" svg:width="10.6in" svg:height="1.44965in" presentation:class="title" presentation:placeholder="false">
          <draw:text-box>
            <text:p text:style-name="a695" text:class-names="" text:cond-style-name=""><text:span text:style-name="a693" text:class-names=""><text:s text:c="1"/>The pure in heart (5:8)<text:s text:c="1"/></text:span><text:span text:style-name="a694" text:class-names=""/></text:p>
          </draw:text-box>
          <svg:title/>
          <svg:desc/>
        </draw:frame>
        <draw:frame draw:id="id117" presentation:style-name="a706" draw:name="Text Placeholder 2" svg:x="1.38in" svg:y="2in" svg:width="9.4in" svg:height="4.75868in" presentation:class="outline" presentation:placeholder="false">
          <draw:text-box>
            <text:list text:style-name="a699">
              <text:list-item>
                <text:p text:style-name="a698" text:class-names="" text:cond-style-name=""><text:span text:style-name="a697" text:class-names=""><text:s text:c="1"/>The role (5:8a):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><text:s text:c="1"/>The reward (5:8b):<text:s text:c="1"/>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/></text:p>
              </text:list-item>
            </text:list>
          </draw:text-box>
          <svg:title/>
          <svg:desc/>
        </draw:frame>
      </draw:page>
      <draw:page draw:name="Slide15" draw:style-name="a707" draw:master-page-name="Master1-Layout13-twoColTx-Title-and-2-Column-Text" presentation:presentation-page-layout-name="Master1-PPL13" draw:id="Slide-270">
        <draw:frame draw:id="id118" presentation:style-name="a711" draw:name="Title 1" svg:x="1.38in" svg:y="0.4in" svg:width="10.6in" svg:height="1.44965in" presentation:class="title" presentation:placeholder="false">
          <draw:text-box>
            <text:p text:style-name="a710" text:class-names="" text:cond-style-name=""><text:span text:style-name="a708" text:class-names=""><text:s text:c="1"/>Kingdom attributes (5:1-12)<text:s text:c="1"/></text:span><text:span text:style-name="a709" text:class-names=""/></text:p>
          </draw:text-box>
          <svg:title/>
          <svg:desc/>
        </draw:frame>
        <draw:frame draw:id="id119" presentation:style-name="a724" draw:name="Text Placeholder 2" svg:x="1.38021in" svg:y="2in" svg:width="4.61632in" svg:height="4.75868in" presentation:class="outline" presentation:placeholder="false">
          <draw:text-box>
            <text:list text:style-name="a714">
              <text:list-item>
                <text:p text:style-name="a713" text:class-names="" text:cond-style-name=""><text:span text:style-name="a712" text:class-names=""><text:s text:c="1"/>The poor in spirit (5:3)<text:s text:c="1"/>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><text:s text:c="1"/>Those who mourn (5:4)<text:s text:c="1"/>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><text:s text:c="1"/>The meek (5:5)<text:s text:c="1"/></text:span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/></text:p>
              </text:list-item>
            </text:list>
          </draw:text-box>
          <svg:title/>
          <svg:desc/>
        </draw:frame>
        <draw:frame draw:id="id120" presentation:style-name="a740" draw:name="Text Placeholder 3" svg:x="6.16319in" svg:y="2in" svg:width="4.61632in" svg:height="4.75868in" presentation:class="outline" presentation:placeholder="false">
          <draw:text-box>
            <text:list text:style-name="a727">
              <text:list-item>
                <text:p text:style-name="a726" text:class-names="" text:cond-style-name=""><text:span text:style-name="a725" text:class-names=""><text:s text:c="1"/>Those who hunger and thirst for righteousness (5:6)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><text:s text:c="1"/>The merciful (5:7)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><text:s text:c="1"/>The pure in heart (5:8)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><text:s text:c="1"/>The peacemakers (5:9)<text:s text:c="1"/>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/></text:p>
              </text:list-item>
            </text:list>
          </draw:text-box>
          <svg:title/>
          <svg:desc/>
        </draw:frame>
      </draw:page>
      <draw:page draw:name="Slide16" draw:style-name="a741" draw:master-page-name="Master1-Layout12-tx-Title-and-Text" presentation:presentation-page-layout-name="Master1-PPL12" draw:id="Slide-271">
        <draw:frame draw:id="id121" presentation:style-name="a745" draw:name="Title 1" svg:x="1.38in" svg:y="0.4in" svg:width="10.6in" svg:height="1.44965in" presentation:class="title" presentation:placeholder="false">
          <draw:text-box>
            <text:p text:style-name="a744" text:class-names="" text:cond-style-name=""><text:span text:style-name="a742" text:class-names=""><text:s text:c="1"/>The peacemakers (5:9)<text:s text:c="1"/></text:span><text:span text:style-name="a743" text:class-names=""/></text:p>
          </draw:text-box>
          <svg:title/>
          <svg:desc/>
        </draw:frame>
        <draw:frame draw:id="id122" presentation:style-name="a755" draw:name="Text Placeholder 2" svg:x="1.38in" svg:y="2in" svg:width="9.4in" svg:height="4.75868in" presentation:class="outline" presentation:placeholder="false">
          <draw:text-box>
            <text:list text:style-name="a748">
              <text:list-item>
                <text:p text:style-name="a747" text:class-names="" text:cond-style-name=""><text:span text:style-name="a746" text:class-names=""><text:s text:c="1"/>The role (5:9a):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><text:s text:c="1"/>The reward (5:9b):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/></text:p>
              </text:list-item>
            </text:list>
          </draw:text-box>
          <svg:title/>
          <svg:desc/>
        </draw:frame>
      </draw:page>
      <draw:page draw:name="Slide17" draw:style-name="a756" draw:master-page-name="Master1-Layout13-twoColTx-Title-and-2-Column-Text" presentation:presentation-page-layout-name="Master1-PPL13" draw:id="Slide-272">
        <draw:frame draw:id="id123" presentation:style-name="a760" draw:name="Title 1" svg:x="1.38in" svg:y="0.4in" svg:width="10.6in" svg:height="1.44965in" presentation:class="title" presentation:placeholder="false">
          <draw:text-box>
            <text:p text:style-name="a759" text:class-names="" text:cond-style-name=""><text:span text:style-name="a757" text:class-names=""><text:s text:c="1"/>Kingdom attributes (5:1-12)<text:s text:c="1"/></text:span><text:span text:style-name="a758" text:class-names=""/></text:p>
          </draw:text-box>
          <svg:title/>
          <svg:desc/>
        </draw:frame>
        <draw:frame draw:id="id124" presentation:style-name="a776" draw:name="Text Placeholder 2" svg:x="1.38021in" svg:y="2in" svg:width="4.61632in" svg:height="4.75868in" presentation:class="outline" presentation:placeholder="false">
          <draw:text-box>
            <text:list text:style-name="a763">
              <text:list-item>
                <text:p text:style-name="a762" text:class-names="" text:cond-style-name=""><text:span text:style-name="a761" text:class-names=""><text:s text:c="1"/>The poor in spirit (5:3)<text:s text:c="1"/>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><text:s text:c="1"/>Those who mourn (5:4)<text:s text:c="1"/>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><text:s text:c="1"/>The meek (5:5)<text:s text:c="1"/>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><text:s text:c="1"/>Those who hunger and thirst for righteousness (5:6)<text:s text:c="1"/>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/></text:p>
              </text:list-item>
            </text:list>
          </draw:text-box>
          <svg:title/>
          <svg:desc/>
        </draw:frame>
        <draw:frame draw:id="id125" presentation:style-name="a792" draw:name="Text Placeholder 3" svg:x="6.16319in" svg:y="2in" svg:width="4.61632in" svg:height="4.75868in" presentation:class="outline" presentation:placeholder="false">
          <draw:text-box>
            <text:list text:style-name="a779">
              <text:list-item>
                <text:p text:style-name="a778" text:class-names="" text:cond-style-name=""><text:span text:style-name="a777" text:class-names=""><text:s text:c="1"/>The merciful (5:7)<text:s text:c="1"/></text:span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><text:s text:c="1"/>The pure in heart (5:8)<text:s text:c="1"/>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><text:s text:c="1"/>The peacemakers (5:9)<text:s text:c="1"/>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><text:s text:c="1"/>Those who are persecuted for the sake of righteousness (5:10-12)<text:s text:c="1"/></text:span></text:p>
              </text:list-item>
            </text:list>
            <text:list text:style-name="a791">
              <text:list-item>
                <text:p text:style-name="a790" text:class-names="" text:cond-style-name=""><text:span text:style-name="a789" text:class-names=""/></text:p>
              </text:list-item>
            </text:list>
          </draw:text-box>
          <svg:title/>
          <svg:desc/>
        </draw:frame>
      </draw:page>
      <draw:page draw:name="Slide18" draw:style-name="a793" draw:master-page-name="Master1-Layout12-tx-Title-and-Text" presentation:presentation-page-layout-name="Master1-PPL12" draw:id="Slide-273">
        <draw:frame draw:id="id126" presentation:style-name="a797" draw:name="Title 1" svg:x="1.38in" svg:y="0.4in" svg:width="10.6in" svg:height="1.44965in" presentation:class="title" presentation:placeholder="false">
          <draw:text-box>
            <text:p text:style-name="a796" text:class-names="" text:cond-style-name=""><text:span text:style-name="a794" text:class-names=""><text:s text:c="1"/>Those who are persecuted for the sake of righteousness (5:10-12)<text:s text:c="1"/></text:span><text:span text:style-name="a795" text:class-names=""/></text:p>
          </draw:text-box>
          <svg:title/>
          <svg:desc/>
        </draw:frame>
        <draw:frame draw:id="id127" presentation:style-name="a807" draw:name="Text Placeholder 2" svg:x="1.38in" svg:y="2in" svg:width="9.4in" svg:height="4.75868in" presentation:class="outline" presentation:placeholder="false">
          <draw:text-box>
            <text:list text:style-name="a800">
              <text:list-item>
                <text:p text:style-name="a799" text:class-names="" text:cond-style-name=""><text:span text:style-name="a798" text:class-names=""><text:s text:c="1"/>The role (5:10a, 11):<text:s text:c="1"/></text:span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><text:s text:c="1"/>The reward (5:1b, 12):<text:s text:c="1"/></text:span></text:p>
              </text:list-item>
            </text:list>
            <text:list text:style-name="a806">
              <text:list-item>
                <text:p text:style-name="a805" text:class-names="" text:cond-style-name=""><text:span text:style-name="a804" text:class-names=""/></text:p>
              </text:list-item>
            </text:list>
          </draw:text-box>
          <svg:title/>
          <svg:desc/>
        </draw:frame>
      </draw:page>
      <draw:page draw:name="Slide19" draw:style-name="a808" draw:master-page-name="Master1-Layout13-twoColTx-Title-and-2-Column-Text" presentation:presentation-page-layout-name="Master1-PPL13" draw:id="Slide-274">
        <draw:frame draw:id="id128" presentation:style-name="a812" draw:name="Title 1" svg:x="1.38in" svg:y="0.4in" svg:width="10.6in" svg:height="1.44965in" presentation:class="title" presentation:placeholder="false">
          <draw:text-box>
            <text:p text:style-name="a811" text:class-names="" text:cond-style-name=""><text:span text:style-name="a809" text:class-names=""><text:s text:c="1"/>Kingdom attributes (5:1-12)<text:s text:c="1"/></text:span><text:span text:style-name="a810" text:class-names=""/></text:p>
          </draw:text-box>
          <svg:title/>
          <svg:desc/>
        </draw:frame>
        <draw:frame draw:id="id129" presentation:style-name="a828" draw:name="Text Placeholder 2" svg:x="1.38021in" svg:y="2in" svg:width="4.61632in" svg:height="4.75868in" presentation:class="outline" presentation:placeholder="false">
          <draw:text-box>
            <text:list text:style-name="a815">
              <text:list-item>
                <text:p text:style-name="a814" text:class-names="" text:cond-style-name=""><text:span text:style-name="a813" text:class-names=""><text:s text:c="1"/>The poor in spirit (5:3)<text:s text:c="1"/>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><text:s text:c="1"/>Those who mourn (5:4)<text:s text:c="1"/>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><text:s text:c="1"/>The meek (5:5)<text:s text:c="1"/></text:span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><text:s text:c="1"/>Those who hunger and thirst for righteousness (5:6)<text:s text:c="1"/></text:span></text:p>
              </text:list-item>
            </text:list>
            <text:list text:style-name="a827">
              <text:list-item>
                <text:p text:style-name="a826" text:class-names="" text:cond-style-name=""><text:span text:style-name="a825" text:class-names=""/></text:p>
              </text:list-item>
            </text:list>
          </draw:text-box>
          <svg:title/>
          <svg:desc/>
        </draw:frame>
        <draw:frame draw:id="id130" presentation:style-name="a844" draw:name="Text Placeholder 3" svg:x="6.16319in" svg:y="2in" svg:width="4.61632in" svg:height="4.75868in" presentation:class="outline" presentation:placeholder="false">
          <draw:text-box>
            <text:list text:style-name="a831">
              <text:list-item>
                <text:p text:style-name="a830" text:class-names="" text:cond-style-name=""><text:span text:style-name="a829" text:class-names=""><text:s text:c="1"/>The merciful (5:7)<text:s text:c="1"/></text:span></text:p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><text:s text:c="1"/>The pure in heart (5:8)<text:s text:c="1"/></text:span></text:p>
              </text:list-item>
            </text:list>
            <text:list text:style-name="a837">
              <text:list-item>
                <text:p text:style-name="a836" text:class-names="" text:cond-style-name=""><text:span text:style-name="a835" text:class-names=""><text:s text:c="1"/>The peacemakers (5:9)<text:s text:c="1"/></text:span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><text:s text:c="1"/>Those who are persecuted for the sake of righteousness (5:10-12)<text:s text:c="1"/>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/></text:p>
              </text:list-item>
            </text:list>
          </draw:text-box>
          <svg:title/>
          <svg:desc/>
        </draw:frame>
      </draw:page>
      <draw:page draw:name="Slide20" draw:style-name="a845" draw:master-page-name="Master1-Layout12-tx-Title-and-Text" presentation:presentation-page-layout-name="Master1-PPL12" draw:id="Slide-275">
        <draw:frame draw:id="id131" presentation:style-name="a849" draw:name="Title 1" svg:x="1.38in" svg:y="0.4in" svg:width="10.6in" svg:height="1.44965in" presentation:class="title" presentation:placeholder="false">
          <draw:text-box>
            <text:p text:style-name="a848" text:class-names="" text:cond-style-name=""><text:span text:style-name="a846" text:class-names="">THE KINGDOM AND BELIEVERS (5:1-16)<text:s text:c="1"/></text:span><text:span text:style-name="a847" text:class-names=""/></text:p>
          </draw:text-box>
          <svg:title/>
          <svg:desc/>
        </draw:frame>
        <draw:frame draw:id="id132" presentation:style-name="a859" draw:name="Text Placeholder 2" svg:x="1.38in" svg:y="2in" svg:width="9.4in" svg:height="4.75868in" presentation:class="outline" presentation:placeholder="false">
          <draw:text-box>
            <text:list text:style-name="a852">
              <text:list-item>
                <text:p text:style-name="a851" text:class-names="" text:cond-style-name=""><text:span text:style-name="a850" text:class-names=""><text:s text:c="1"/>Kingdom attributes (5:1-12)<text:s text:c="1"/></text:span></text:p>
              </text:list-item>
            </text:list>
            <text:list text:style-name="a855">
              <text:list-item>
                <text:p text:style-name="a854" text:class-names="" text:cond-style-name=""><text:span text:style-name="a853" text:class-names=""><text:s text:c="1"/>Kingdom actions (5:13-16)<text:s text:c="1"/></text:span></text:p>
              </text:list-item>
            </text:list>
            <text:list text:style-name="a858">
              <text:list-item>
                <text:p text:style-name="a857" text:class-names="" text:cond-style-name=""><text:span text:style-name="a856" text:class-names=""/></text:p>
              </text:list-item>
            </text:list>
          </draw:text-box>
          <svg:title/>
          <svg:desc/>
        </draw:frame>
      </draw:page>
      <draw:page draw:name="Slide21" draw:style-name="a860" draw:master-page-name="Master1-Layout12-tx-Title-and-Text" presentation:presentation-page-layout-name="Master1-PPL12" draw:id="Slide-276">
        <draw:frame draw:id="id133" presentation:style-name="a864" draw:name="Title 1" svg:x="1.38in" svg:y="0.4in" svg:width="10.6in" svg:height="1.44965in" presentation:class="title" presentation:placeholder="false">
          <draw:text-box>
            <text:p text:style-name="a863" text:class-names="" text:cond-style-name=""><text:span text:style-name="a861" text:class-names=""><text:s text:c="1"/>Kingdom actions (5:13-16)<text:s text:c="1"/></text:span><text:span text:style-name="a862" text:class-names=""/></text:p>
          </draw:text-box>
          <svg:title/>
          <svg:desc/>
        </draw:frame>
        <draw:frame draw:id="id134" presentation:style-name="a874" draw:name="Text Placeholder 2" svg:x="1.38in" svg:y="2in" svg:width="9.4in" svg:height="4.75868in" presentation:class="outline" presentation:placeholder="false">
          <draw:text-box>
            <text:list text:style-name="a867">
              <text:list-item>
                <text:p text:style-name="a866" text:class-names="" text:cond-style-name=""><text:span text:style-name="a865" text:class-names=""><text:s text:c="1"/>To function as the salt of the earth (5:13)<text:s text:c="1"/></text:span></text:p>
              </text:list-item>
            </text:list>
            <text:list text:style-name="a870">
              <text:list-item>
                <text:p text:style-name="a869" text:class-names="" text:cond-style-name=""><text:span text:style-name="a868" text:class-names=""><text:s text:c="1"/>To function as the light of the world (5:14-16):<text:s text:c="1"/></text:span></text:p>
              </text:list-item>
            </text:list>
            <text:list text:style-name="a873">
              <text:list-item>
                <text:p text:style-name="a872" text:class-names="" text:cond-style-name=""><text:span text:style-name="a871" text:class-names=""/></text:p>
              </text:list-item>
            </text:list>
          </draw:text-box>
          <svg:title/>
          <svg:desc/>
        </draw:frame>
      </draw:page>
      <draw:page draw:name="Slide22" draw:style-name="a875" draw:master-page-name="Master1-Layout12-tx-Title-and-Text" presentation:presentation-page-layout-name="Master1-PPL12" draw:id="Slide-277">
        <draw:frame draw:id="id135" presentation:style-name="a879" draw:name="Title 1" svg:x="1.38in" svg:y="0.4in" svg:width="10.6in" svg:height="1.44965in" presentation:class="title" presentation:placeholder="false">
          <draw:text-box>
            <text:p text:style-name="a878" text:class-names="" text:cond-style-name=""><text:span text:style-name="a876" text:class-names="">THE KINGDOM AND BELIEVERS (5:1-16)<text:s text:c="1"/></text:span><text:span text:style-name="a877" text:class-names=""/></text:p>
          </draw:text-box>
          <svg:title/>
          <svg:desc/>
        </draw:frame>
        <draw:frame draw:id="id136" presentation:style-name="a889" draw:name="Text Placeholder 2" svg:x="1.38in" svg:y="2in" svg:width="9.4in" svg:height="4.75868in" presentation:class="outline" presentation:placeholder="false">
          <draw:text-box>
            <text:list text:style-name="a882">
              <text:list-item>
                <text:p text:style-name="a881" text:class-names="" text:cond-style-name=""><text:span text:style-name="a880" text:class-names=""><text:s text:c="1"/>Kingdom attributes (5:1-12)<text:s text:c="1"/></text:span></text:p>
              </text:list-item>
            </text:list>
            <text:list text:style-name="a885">
              <text:list-item>
                <text:p text:style-name="a884" text:class-names="" text:cond-style-name=""><text:span text:style-name="a883" text:class-names=""><text:s text:c="1"/>Kingdom actions (5:13-16)<text:s text:c="1"/></text:span></text:p>
              </text:list-item>
            </text:list>
            <text:list text:style-name="a888">
              <text:list-item>
                <text:p text:style-name="a887" text:class-names="" text:cond-style-name=""><text:span text:style-name="a886" text:class-names=""/></text:p>
              </text:list-item>
            </text:list>
          </draw:text-box>
          <svg:title/>
          <svg:desc/>
        </draw:frame>
      </draw:page>
      <draw:page draw:name="Slide23" draw:style-name="a890" draw:master-page-name="Master1-Layout12-tx-Title-and-Text" presentation:presentation-page-layout-name="Master1-PPL12" draw:id="Slide-278">
        <draw:frame draw:id="id137" presentation:style-name="a894" draw:name="Title 1" svg:x="1.38in" svg:y="0.4in" svg:width="10.6in" svg:height="1.44965in" presentation:class="title" presentation:placeholder="false">
          <draw:text-box>
            <text:p text:style-name="a893" text:class-names="" text:cond-style-name=""><text:span text:style-name="a891" text:class-names="">MATTHEW 5<text:s text:c="1"/></text:span><text:span text:style-name="a892" text:class-names=""/></text:p>
          </draw:text-box>
          <svg:title/>
          <svg:desc/>
        </draw:frame>
        <draw:frame draw:id="id138" presentation:style-name="a904" draw:name="Text Placeholder 2" svg:x="1.38in" svg:y="2in" svg:width="9.4in" svg:height="4.75868in" presentation:class="outline" presentation:placeholder="false">
          <draw:text-box>
            <text:list text:style-name="a897">
              <text:list-item>
                <text:p text:style-name="a896" text:class-names="" text:cond-style-name=""><text:span text:style-name="a895" text:class-names="">THE KINGDOM AND BELIEVERS (5:1-16)<text:s text:c="1"/></text:span></text:p>
              </text:list-item>
            </text:list>
            <text:list text:style-name="a900">
              <text:list-item>
                <text:p text:style-name="a899" text:class-names="" text:cond-style-name=""><text:span text:style-name="a898" text:class-names="">THE KINGDOM AND THE LAW (5:17-20)<text:s text:c="1"/></text:span></text:p>
              </text:list-item>
            </text:list>
            <text:list text:style-name="a903">
              <text:list-item>
                <text:p text:style-name="a902" text:class-names="" text:cond-style-name=""><text:span text:style-name="a901" text:class-names=""/></text:p>
              </text:list-item>
            </text:list>
          </draw:text-box>
          <svg:title/>
          <svg:desc/>
        </draw:frame>
      </draw:page>
      <draw:page draw:name="Slide24" draw:style-name="a905" draw:master-page-name="Master1-Layout12-tx-Title-and-Text" presentation:presentation-page-layout-name="Master1-PPL12" draw:id="Slide-279">
        <draw:frame draw:id="id139" presentation:style-name="a909" draw:name="Title 1" svg:x="1.38in" svg:y="0.4in" svg:width="10.6in" svg:height="1.44965in" presentation:class="title" presentation:placeholder="false">
          <draw:text-box>
            <text:p text:style-name="a908" text:class-names="" text:cond-style-name=""><text:span text:style-name="a906" text:class-names="">THE KINGDOM AND THE LAW (5:17-20)<text:s text:c="1"/></text:span><text:span text:style-name="a907" text:class-names=""/></text:p>
          </draw:text-box>
          <svg:title/>
          <svg:desc/>
        </draw:frame>
        <draw:frame draw:id="id140" presentation:style-name="a922" draw:name="Text Placeholder 2" svg:x="1.38in" svg:y="2in" svg:width="9.4in" svg:height="4.75868in" presentation:class="outline" presentation:placeholder="false">
          <draw:text-box>
            <text:list text:style-name="a912">
              <text:list-item>
                <text:p text:style-name="a911" text:class-names="" text:cond-style-name=""><text:span text:style-name="a910" text:class-names=""><text:s text:c="1"/>The Redeemer and the law (5:17-18):<text:s text:c="1"/></text:span></text:p>
              </text:list-item>
            </text:list>
            <text:list text:style-name="a915">
              <text:list-item>
                <text:p text:style-name="a914" text:class-names="" text:cond-style-name=""><text:span text:style-name="a913" text:class-names=""><text:s text:c="1"/>The redeemed and the law (5:19):<text:s text:c="1"/></text:span></text:p>
              </text:list-item>
            </text:list>
            <text:list text:style-name="a918">
              <text:list-item>
                <text:p text:style-name="a917" text:class-names="" text:cond-style-name=""><text:span text:style-name="a916" text:class-names=""><text:s text:c="1"/>The religious leaders and the law (5:20):<text:s text:c="1"/></text:span></text:p>
              </text:list-item>
            </text:list>
            <text:list text:style-name="a921">
              <text:list-item>
                <text:p text:style-name="a920" text:class-names="" text:cond-style-name=""><text:span text:style-name="a919" text:class-names=""/></text:p>
              </text:list-item>
            </text:list>
          </draw:text-box>
          <svg:title/>
          <svg:desc/>
        </draw:frame>
      </draw:page>
      <draw:page draw:name="Slide25" draw:style-name="a923" draw:master-page-name="Master1-Layout12-tx-Title-and-Text" presentation:presentation-page-layout-name="Master1-PPL12" draw:id="Slide-280">
        <draw:frame draw:id="id141" presentation:style-name="a927" draw:name="Title 1" svg:x="1.38in" svg:y="0.4in" svg:width="10.6in" svg:height="1.44965in" presentation:class="title" presentation:placeholder="false">
          <draw:text-box>
            <text:p text:style-name="a926" text:class-names="" text:cond-style-name=""><text:span text:style-name="a924" text:class-names="">MATTHEW 5<text:s text:c="1"/></text:span><text:span text:style-name="a925" text:class-names=""/></text:p>
          </draw:text-box>
          <svg:title/>
          <svg:desc/>
        </draw:frame>
        <draw:frame draw:id="id142" presentation:style-name="a940" draw:name="Text Placeholder 2" svg:x="1.38in" svg:y="2in" svg:width="9.4in" svg:height="4.75868in" presentation:class="outline" presentation:placeholder="false">
          <draw:text-box>
            <text:list text:style-name="a930">
              <text:list-item>
                <text:p text:style-name="a929" text:class-names="" text:cond-style-name=""><text:span text:style-name="a928" text:class-names="">THE KINGDOM AND BELIEVERS (5:1-16)<text:s text:c="1"/></text:span></text:p>
              </text:list-item>
            </text:list>
            <text:list text:style-name="a933">
              <text:list-item>
                <text:p text:style-name="a932" text:class-names="" text:cond-style-name=""><text:span text:style-name="a931" text:class-names="">THE KINGDOM AND THE LAW (5:17-20)<text:s text:c="1"/></text:span></text:p>
              </text:list-item>
            </text:list>
            <text:list text:style-name="a936">
              <text:list-item>
                <text:p text:style-name="a935" text:class-names="" text:cond-style-name=""><text:span text:style-name="a934" text:class-names="">THE KINGDOM AND THE OLD TESTAMENT (5:21-48)<text:s text:c="1"/></text:span></text:p>
              </text:list-item>
            </text:list>
            <text:list text:style-name="a939">
              <text:list-item>
                <text:p text:style-name="a938" text:class-names="" text:cond-style-name=""><text:span text:style-name="a937" text:class-names=""/></text:p>
              </text:list-item>
            </text:list>
          </draw:text-box>
          <svg:title/>
          <svg:desc/>
        </draw:frame>
      </draw:page>
      <draw:page draw:name="Slide26" draw:style-name="a941" draw:master-page-name="Master1-Layout1-title-Title-Slide" presentation:presentation-page-layout-name="Master1-PPL1" draw:id="Slide-281">
        <draw:frame draw:id="id143" presentation:style-name="a945" draw:name="Title 1" svg:x="1.38in" svg:y="0.83in" svg:width="10.3in" svg:height="4.42in" presentation:class="title" presentation:placeholder="false">
          <draw:text-box>
            <text:p text:style-name="a944" text:class-names="" text:cond-style-name=""><text:span text:style-name="a942" text:class-names="">THE KINGDOM AND THE OLD TESTAMENT (5:21-48)<text:s text:c="1"/></text:span><text:span text:style-name="a943" text:class-names=""/></text:p>
          </draw:text-box>
          <svg:title/>
          <svg:desc/>
        </draw:frame>
        <draw:frame draw:id="id144" presentation:style-name="a950" draw:name="Subtitle 2" svg:x="1.38in" svg:y="5.25in" svg:width="10.3in" svg:height="1.85in" presentation:class="subtitle" presentation:placeholder="false">
          <draw:text-box>
            <text:p text:style-name="a947" text:class-names="" text:cond-style-name=""><text:span text:style-name="a946" text:class-names=""><text:s text:c="1"/>In regard to murder (5:21-26)<text:s text:c="1"/></text:span></text:p>
            <text:p text:style-name="a949" text:class-names="" text:cond-style-name=""><text:span text:style-name="a948" text:class-names=""/></text:p>
          </draw:text-box>
          <svg:title/>
          <svg:desc/>
        </draw:frame>
      </draw:page>
      <draw:page draw:name="Slide27" draw:style-name="a951" draw:master-page-name="Master1-Layout12-tx-Title-and-Text" presentation:presentation-page-layout-name="Master1-PPL12" draw:id="Slide-282">
        <draw:frame draw:id="id145" presentation:style-name="a955" draw:name="Title 1" svg:x="1.38in" svg:y="0.4in" svg:width="10.6in" svg:height="1.44965in" presentation:class="title" presentation:placeholder="false">
          <draw:text-box>
            <text:p text:style-name="a954" text:class-names="" text:cond-style-name=""><text:span text:style-name="a952" text:class-names=""><text:s text:c="1"/>In regard to murder (5:21-26)<text:s text:c="1"/></text:span><text:span text:style-name="a953" text:class-names=""/></text:p>
          </draw:text-box>
          <svg:title/>
          <svg:desc/>
        </draw:frame>
        <draw:frame draw:id="id146" presentation:style-name="a965" draw:name="Text Placeholder 2" svg:x="1.38in" svg:y="2in" svg:width="9.4in" svg:height="4.75868in" presentation:class="outline" presentation:placeholder="false">
          <draw:text-box>
            <text:list text:style-name="a958">
              <text:list-item>
                <text:p text:style-name="a957" text:class-names="" text:cond-style-name=""><text:span text:style-name="a956" text:class-names=""><text:s text:c="1"/>The basic concept (5:21):<text:s text:c="1"/></text:span></text:p>
              </text:list-item>
            </text:list>
            <text:list text:style-name="a961">
              <text:list-item>
                <text:p text:style-name="a960" text:class-names="" text:cond-style-name=""><text:span text:style-name="a959" text:class-names=""><text:s text:c="1"/>The broadened concept (5:22-26):<text:s text:c="1"/></text:span></text:p>
              </text:list-item>
            </text:list>
            <text:list text:style-name="a964">
              <text:list-item>
                <text:p text:style-name="a963" text:class-names="" text:cond-style-name=""><text:span text:style-name="a962" text:class-names=""/></text:p>
              </text:list-item>
            </text:list>
          </draw:text-box>
          <svg:title/>
          <svg:desc/>
        </draw:frame>
      </draw:page>
      <draw:page draw:name="Slide28" draw:style-name="a966" draw:master-page-name="Master1-Layout12-tx-Title-and-Text" presentation:presentation-page-layout-name="Master1-PPL12" draw:id="Slide-283">
        <draw:frame draw:id="id147" presentation:style-name="a970" draw:name="Title 1" svg:x="1.38in" svg:y="0.4in" svg:width="10.6in" svg:height="1.44965in" presentation:class="title" presentation:placeholder="false">
          <draw:text-box>
            <text:p text:style-name="a969" text:class-names="" text:cond-style-name=""><text:span text:style-name="a967" text:class-names="">THE KINGDOM AND THE OLD TESTAMENT (5:21-48)<text:s text:c="1"/></text:span><text:span text:style-name="a968" text:class-names=""/></text:p>
          </draw:text-box>
          <svg:title/>
          <svg:desc/>
        </draw:frame>
        <draw:frame draw:id="id148" presentation:style-name="a980" draw:name="Text Placeholder 2" svg:x="1.38in" svg:y="2in" svg:width="9.4in" svg:height="4.75868in" presentation:class="outline" presentation:placeholder="false">
          <draw:text-box>
            <text:list text:style-name="a973">
              <text:list-item>
                <text:p text:style-name="a972" text:class-names="" text:cond-style-name=""><text:span text:style-name="a971" text:class-names=""><text:s text:c="1"/>In regard to murder (5:21-26)<text:s text:c="1"/></text:span></text:p>
              </text:list-item>
            </text:list>
            <text:list text:style-name="a976">
              <text:list-item>
                <text:p text:style-name="a975" text:class-names="" text:cond-style-name=""><text:span text:style-name="a974" text:class-names=""><text:s text:c="1"/>In regard to adultery (5:27-30)<text:s text:c="1"/></text:span></text:p>
              </text:list-item>
            </text:list>
            <text:list text:style-name="a979">
              <text:list-item>
                <text:p text:style-name="a978" text:class-names="" text:cond-style-name=""><text:span text:style-name="a977" text:class-names=""/></text:p>
              </text:list-item>
            </text:list>
          </draw:text-box>
          <svg:title/>
          <svg:desc/>
        </draw:frame>
      </draw:page>
      <draw:page draw:name="Slide29" draw:style-name="a981" draw:master-page-name="Master1-Layout12-tx-Title-and-Text" presentation:presentation-page-layout-name="Master1-PPL12" draw:id="Slide-284">
        <draw:frame draw:id="id149" presentation:style-name="a985" draw:name="Title 1" svg:x="1.38in" svg:y="0.4in" svg:width="10.6in" svg:height="1.44965in" presentation:class="title" presentation:placeholder="false">
          <draw:text-box>
            <text:p text:style-name="a984" text:class-names="" text:cond-style-name=""><text:span text:style-name="a982" text:class-names=""><text:s text:c="1"/>In regard to adultery (5:27-30)<text:s text:c="1"/></text:span><text:span text:style-name="a983" text:class-names=""/></text:p>
          </draw:text-box>
          <svg:title/>
          <svg:desc/>
        </draw:frame>
        <draw:frame draw:id="id150" presentation:style-name="a995" draw:name="Text Placeholder 2" svg:x="1.38in" svg:y="2in" svg:width="9.4in" svg:height="4.75868in" presentation:class="outline" presentation:placeholder="false">
          <draw:text-box>
            <text:list text:style-name="a988">
              <text:list-item>
                <text:p text:style-name="a987" text:class-names="" text:cond-style-name=""><text:span text:style-name="a986" text:class-names=""><text:s text:c="1"/>The basic concept (5:27):<text:s text:c="1"/></text:span></text:p>
              </text:list-item>
            </text:list>
            <text:list text:style-name="a991">
              <text:list-item>
                <text:p text:style-name="a990" text:class-names="" text:cond-style-name=""><text:span text:style-name="a989" text:class-names=""><text:s text:c="1"/>The broadened concept (5:28-30):<text:s text:c="1"/></text:span></text:p>
              </text:list-item>
            </text:list>
            <text:list text:style-name="a994">
              <text:list-item>
                <text:p text:style-name="a993" text:class-names="" text:cond-style-name=""><text:span text:style-name="a992" text:class-names=""/></text:p>
              </text:list-item>
            </text:list>
          </draw:text-box>
          <svg:title/>
          <svg:desc/>
        </draw:frame>
      </draw:page>
      <draw:page draw:name="Slide30" draw:style-name="a996" draw:master-page-name="Master1-Layout12-tx-Title-and-Text" presentation:presentation-page-layout-name="Master1-PPL12" draw:id="Slide-285">
        <draw:frame draw:id="id151" presentation:style-name="a1000" draw:name="Title 1" svg:x="1.38in" svg:y="0.4in" svg:width="10.6in" svg:height="1.44965in" presentation:class="title" presentation:placeholder="false">
          <draw:text-box>
            <text:p text:style-name="a999" text:class-names="" text:cond-style-name=""><text:span text:style-name="a997" text:class-names="">THE KINGDOM AND THE OLD TESTAMENT (5:21-48)<text:s text:c="1"/></text:span><text:span text:style-name="a998" text:class-names=""/></text:p>
          </draw:text-box>
          <svg:title/>
          <svg:desc/>
        </draw:frame>
        <draw:frame draw:id="id152" presentation:style-name="a1013" draw:name="Text Placeholder 2" svg:x="1.38in" svg:y="2in" svg:width="9.4in" svg:height="4.75868in" presentation:class="outline" presentation:placeholder="false">
          <draw:text-box>
            <text:list text:style-name="a1003">
              <text:list-item>
                <text:p text:style-name="a1002" text:class-names="" text:cond-style-name=""><text:span text:style-name="a1001" text:class-names=""><text:s text:c="1"/>In regard to murder (5:21-26)<text:s text:c="1"/></text:span></text:p>
              </text:list-item>
            </text:list>
            <text:list text:style-name="a1006">
              <text:list-item>
                <text:p text:style-name="a1005" text:class-names="" text:cond-style-name=""><text:span text:style-name="a1004" text:class-names=""><text:s text:c="1"/>In regard to adultery (5:27-30)<text:s text:c="1"/></text:span></text:p>
              </text:list-item>
            </text:list>
            <text:list text:style-name="a1009">
              <text:list-item>
                <text:p text:style-name="a1008" text:class-names="" text:cond-style-name=""><text:span text:style-name="a1007" text:class-names=""><text:s text:c="1"/>In regard to divorce (5:31-32)<text:s text:c="1"/></text:span></text:p>
              </text:list-item>
            </text:list>
            <text:list text:style-name="a1012">
              <text:list-item>
                <text:p text:style-name="a1011" text:class-names="" text:cond-style-name=""><text:span text:style-name="a1010" text:class-names=""/></text:p>
              </text:list-item>
            </text:list>
          </draw:text-box>
          <svg:title/>
          <svg:desc/>
        </draw:frame>
      </draw:page>
      <draw:page draw:name="Slide31" draw:style-name="a1014" draw:master-page-name="Master1-Layout12-tx-Title-and-Text" presentation:presentation-page-layout-name="Master1-PPL12" draw:id="Slide-286">
        <draw:frame draw:id="id153" presentation:style-name="a1018" draw:name="Title 1" svg:x="1.38in" svg:y="0.4in" svg:width="10.6in" svg:height="1.44965in" presentation:class="title" presentation:placeholder="false">
          <draw:text-box>
            <text:p text:style-name="a1017" text:class-names="" text:cond-style-name=""><text:span text:style-name="a1015" text:class-names=""><text:s text:c="1"/>In regard to divorce (5:31-32)<text:s text:c="1"/></text:span><text:span text:style-name="a1016" text:class-names=""/></text:p>
          </draw:text-box>
          <svg:title/>
          <svg:desc/>
        </draw:frame>
        <draw:frame draw:id="id154" presentation:style-name="a1028" draw:name="Text Placeholder 2" svg:x="1.38in" svg:y="2in" svg:width="9.4in" svg:height="4.75868in" presentation:class="outline" presentation:placeholder="false">
          <draw:text-box>
            <text:list text:style-name="a1021">
              <text:list-item>
                <text:p text:style-name="a1020" text:class-names="" text:cond-style-name=""><text:span text:style-name="a1019" text:class-names=""><text:s text:c="1"/>The basic concept (5:31):<text:s text:c="1"/></text:span></text:p>
              </text:list-item>
            </text:list>
            <text:list text:style-name="a1024">
              <text:list-item>
                <text:p text:style-name="a1023" text:class-names="" text:cond-style-name=""><text:span text:style-name="a1022" text:class-names=""><text:s text:c="1"/>The broadened concept (5:32):<text:s text:c="1"/></text:span></text:p>
              </text:list-item>
            </text:list>
            <text:list text:style-name="a1027">
              <text:list-item>
                <text:p text:style-name="a1026" text:class-names="" text:cond-style-name=""><text:span text:style-name="a1025" text:class-names=""/></text:p>
              </text:list-item>
            </text:list>
          </draw:text-box>
          <svg:title/>
          <svg:desc/>
        </draw:frame>
      </draw:page>
      <draw:page draw:name="Slide32" draw:style-name="a1029" draw:master-page-name="Master1-Layout12-tx-Title-and-Text" presentation:presentation-page-layout-name="Master1-PPL12" draw:id="Slide-287">
        <draw:frame draw:id="id155" presentation:style-name="a1033" draw:name="Title 1" svg:x="1.38in" svg:y="0.4in" svg:width="10.6in" svg:height="1.44965in" presentation:class="title" presentation:placeholder="false">
          <draw:text-box>
            <text:p text:style-name="a1032" text:class-names="" text:cond-style-name=""><text:span text:style-name="a1030" text:class-names="">THE KINGDOM AND THE OLD TESTAMENT (5:21-48)<text:s text:c="1"/></text:span><text:span text:style-name="a1031" text:class-names=""/></text:p>
          </draw:text-box>
          <svg:title/>
          <svg:desc/>
        </draw:frame>
        <draw:frame draw:id="id156" presentation:style-name="a1049" draw:name="Text Placeholder 2" svg:x="1.38in" svg:y="2in" svg:width="9.4in" svg:height="4.75868in" presentation:class="outline" presentation:placeholder="false">
          <draw:text-box>
            <text:list text:style-name="a1036">
              <text:list-item>
                <text:p text:style-name="a1035" text:class-names="" text:cond-style-name=""><text:span text:style-name="a1034" text:class-names=""><text:s text:c="1"/>In regard to murder (5:21-26)<text:s text:c="1"/></text:span></text:p>
              </text:list-item>
            </text:list>
            <text:list text:style-name="a1039">
              <text:list-item>
                <text:p text:style-name="a1038" text:class-names="" text:cond-style-name=""><text:span text:style-name="a1037" text:class-names=""><text:s text:c="1"/>In regard to adultery (5:27-30)<text:s text:c="1"/></text:span></text:p>
              </text:list-item>
            </text:list>
            <text:list text:style-name="a1042">
              <text:list-item>
                <text:p text:style-name="a1041" text:class-names="" text:cond-style-name=""><text:span text:style-name="a1040" text:class-names=""><text:s text:c="1"/>In regard to divorce (5:31-32)<text:s text:c="1"/></text:span></text:p>
              </text:list-item>
            </text:list>
            <text:list text:style-name="a1045">
              <text:list-item>
                <text:p text:style-name="a1044" text:class-names="" text:cond-style-name=""><text:span text:style-name="a1043" text:class-names=""><text:s text:c="1"/>In regard to oaths (5:33-37)<text:s text:c="1"/></text:span></text:p>
              </text:list-item>
            </text:list>
            <text:list text:style-name="a1048">
              <text:list-item>
                <text:p text:style-name="a1047" text:class-names="" text:cond-style-name=""><text:span text:style-name="a1046" text:class-names=""/></text:p>
              </text:list-item>
            </text:list>
          </draw:text-box>
          <svg:title/>
          <svg:desc/>
        </draw:frame>
      </draw:page>
      <draw:page draw:name="Slide33" draw:style-name="a1050" draw:master-page-name="Master1-Layout12-tx-Title-and-Text" presentation:presentation-page-layout-name="Master1-PPL12" draw:id="Slide-288">
        <draw:frame draw:id="id157" presentation:style-name="a1054" draw:name="Title 1" svg:x="1.38in" svg:y="0.4in" svg:width="10.6in" svg:height="1.44965in" presentation:class="title" presentation:placeholder="false">
          <draw:text-box>
            <text:p text:style-name="a1053" text:class-names="" text:cond-style-name=""><text:span text:style-name="a1051" text:class-names=""><text:s text:c="1"/>In regard to oaths (5:33-37)<text:s text:c="1"/></text:span><text:span text:style-name="a1052" text:class-names=""/></text:p>
          </draw:text-box>
          <svg:title/>
          <svg:desc/>
        </draw:frame>
        <draw:frame draw:id="id158" presentation:style-name="a1064" draw:name="Text Placeholder 2" svg:x="1.38in" svg:y="2in" svg:width="9.4in" svg:height="4.75868in" presentation:class="outline" presentation:placeholder="false">
          <draw:text-box>
            <text:list text:style-name="a1057">
              <text:list-item>
                <text:p text:style-name="a1056" text:class-names="" text:cond-style-name=""><text:span text:style-name="a1055" text:class-names=""><text:s text:c="1"/>The basic concept (5:33):<text:s text:c="1"/></text:span></text:p>
              </text:list-item>
            </text:list>
            <text:list text:style-name="a1060">
              <text:list-item>
                <text:p text:style-name="a1059" text:class-names="" text:cond-style-name=""><text:span text:style-name="a1058" text:class-names=""><text:s text:c="1"/>The broadened concept (5:34-37):<text:s text:c="1"/></text:span></text:p>
              </text:list-item>
            </text:list>
            <text:list text:style-name="a1063">
              <text:list-item>
                <text:p text:style-name="a1062" text:class-names="" text:cond-style-name=""><text:span text:style-name="a1061" text:class-names=""/></text:p>
              </text:list-item>
            </text:list>
          </draw:text-box>
          <svg:title/>
          <svg:desc/>
        </draw:frame>
      </draw:page>
      <draw:page draw:name="Slide34" draw:style-name="a1065" draw:master-page-name="Master1-Layout12-tx-Title-and-Text" presentation:presentation-page-layout-name="Master1-PPL12" draw:id="Slide-289">
        <draw:frame draw:id="id159" presentation:style-name="a1069" draw:name="Title 1" svg:x="1.38in" svg:y="0.4in" svg:width="10.6in" svg:height="1.44965in" presentation:class="title" presentation:placeholder="false">
          <draw:text-box>
            <text:p text:style-name="a1068" text:class-names="" text:cond-style-name=""><text:span text:style-name="a1066" text:class-names="">THE KINGDOM AND THE OLD TESTAMENT (5:21-48)<text:s text:c="1"/></text:span><text:span text:style-name="a1067" text:class-names=""/></text:p>
          </draw:text-box>
          <svg:title/>
          <svg:desc/>
        </draw:frame>
        <draw:frame draw:id="id160" presentation:style-name="a1088" draw:name="Text Placeholder 2" svg:x="1.38in" svg:y="2in" svg:width="9.4in" svg:height="4.75868in" presentation:class="outline" presentation:placeholder="false">
          <draw:text-box>
            <text:list text:style-name="a1072">
              <text:list-item>
                <text:p text:style-name="a1071" text:class-names="" text:cond-style-name=""><text:span text:style-name="a1070" text:class-names=""><text:s text:c="1"/>In regard to murder (5:21-26)<text:s text:c="1"/></text:span></text:p>
              </text:list-item>
            </text:list>
            <text:list text:style-name="a1075">
              <text:list-item>
                <text:p text:style-name="a1074" text:class-names="" text:cond-style-name=""><text:span text:style-name="a1073" text:class-names=""><text:s text:c="1"/>In regard to adultery (5:27-30)<text:s text:c="1"/></text:span></text:p>
              </text:list-item>
            </text:list>
            <text:list text:style-name="a1078">
              <text:list-item>
                <text:p text:style-name="a1077" text:class-names="" text:cond-style-name=""><text:span text:style-name="a1076" text:class-names=""><text:s text:c="1"/>In regard to divorce (5:31-32)<text:s text:c="1"/></text:span></text:p>
              </text:list-item>
            </text:list>
            <text:list text:style-name="a1081">
              <text:list-item>
                <text:p text:style-name="a1080" text:class-names="" text:cond-style-name=""><text:span text:style-name="a1079" text:class-names=""><text:s text:c="1"/>In regard to oaths (5:33-37)<text:s text:c="1"/></text:span></text:p>
              </text:list-item>
            </text:list>
            <text:list text:style-name="a1084">
              <text:list-item>
                <text:p text:style-name="a1083" text:class-names="" text:cond-style-name=""><text:span text:style-name="a1082" text:class-names=""><text:s text:c="1"/>In regard to retaliation (5:38-42)<text:s text:c="1"/></text:span></text:p>
              </text:list-item>
            </text:list>
            <text:list text:style-name="a1087">
              <text:list-item>
                <text:p text:style-name="a1086" text:class-names="" text:cond-style-name=""><text:span text:style-name="a1085" text:class-names=""/></text:p>
              </text:list-item>
            </text:list>
          </draw:text-box>
          <svg:title/>
          <svg:desc/>
        </draw:frame>
      </draw:page>
      <draw:page draw:name="Slide35" draw:style-name="a1089" draw:master-page-name="Master1-Layout12-tx-Title-and-Text" presentation:presentation-page-layout-name="Master1-PPL12" draw:id="Slide-290">
        <draw:frame draw:id="id161" presentation:style-name="a1093" draw:name="Title 1" svg:x="1.38in" svg:y="0.4in" svg:width="10.6in" svg:height="1.44965in" presentation:class="title" presentation:placeholder="false">
          <draw:text-box>
            <text:p text:style-name="a1092" text:class-names="" text:cond-style-name=""><text:span text:style-name="a1090" text:class-names=""><text:s text:c="1"/>In regard to retaliation (5:38-42)<text:s text:c="1"/></text:span><text:span text:style-name="a1091" text:class-names=""/></text:p>
          </draw:text-box>
          <svg:title/>
          <svg:desc/>
        </draw:frame>
        <draw:frame draw:id="id162" presentation:style-name="a1103" draw:name="Text Placeholder 2" svg:x="1.38in" svg:y="2in" svg:width="9.4in" svg:height="4.75868in" presentation:class="outline" presentation:placeholder="false">
          <draw:text-box>
            <text:list text:style-name="a1096">
              <text:list-item>
                <text:p text:style-name="a1095" text:class-names="" text:cond-style-name=""><text:span text:style-name="a1094" text:class-names=""><text:s text:c="1"/>The basic concept (5:38):<text:s text:c="1"/></text:span></text:p>
              </text:list-item>
            </text:list>
            <text:list text:style-name="a1099">
              <text:list-item>
                <text:p text:style-name="a1098" text:class-names="" text:cond-style-name=""><text:span text:style-name="a1097" text:class-names=""><text:s text:c="1"/>The broadened concept (5:39-42):<text:s text:c="1"/></text:span></text:p>
              </text:list-item>
            </text:list>
            <text:list text:style-name="a1102">
              <text:list-item>
                <text:p text:style-name="a1101" text:class-names="" text:cond-style-name=""><text:span text:style-name="a1100" text:class-names=""/></text:p>
              </text:list-item>
            </text:list>
          </draw:text-box>
          <svg:title/>
          <svg:desc/>
        </draw:frame>
      </draw:page>
      <draw:page draw:name="Slide36" draw:style-name="a1104" draw:master-page-name="Master1-Layout12-tx-Title-and-Text" presentation:presentation-page-layout-name="Master1-PPL12" draw:id="Slide-291">
        <draw:frame draw:id="id163" presentation:style-name="a1108" draw:name="Title 1" svg:x="1.38in" svg:y="0.4in" svg:width="10.6in" svg:height="1.44965in" presentation:class="title" presentation:placeholder="false">
          <draw:text-box>
            <text:p text:style-name="a1107" text:class-names="" text:cond-style-name=""><text:span text:style-name="a1105" text:class-names="">THE KINGDOM AND THE OLD TESTAMENT (5:21-48)<text:s text:c="1"/></text:span><text:span text:style-name="a1106" text:class-names=""/></text:p>
          </draw:text-box>
          <svg:title/>
          <svg:desc/>
        </draw:frame>
        <draw:frame draw:id="id164" presentation:style-name="a1130" draw:name="Text Placeholder 2" svg:x="1.38in" svg:y="2in" svg:width="9.4in" svg:height="4.75868in" presentation:class="outline" presentation:placeholder="false">
          <draw:text-box>
            <text:list text:style-name="a1111">
              <text:list-item>
                <text:p text:style-name="a1110" text:class-names="" text:cond-style-name=""><text:span text:style-name="a1109" text:class-names=""><text:s text:c="1"/>In regard to murder (5:21-26)<text:s text:c="1"/></text:span></text:p>
              </text:list-item>
            </text:list>
            <text:list text:style-name="a1114">
              <text:list-item>
                <text:p text:style-name="a1113" text:class-names="" text:cond-style-name=""><text:span text:style-name="a1112" text:class-names=""><text:s text:c="1"/>In regard to adultery (5:27-30)<text:s text:c="1"/></text:span></text:p>
              </text:list-item>
            </text:list>
            <text:list text:style-name="a1117">
              <text:list-item>
                <text:p text:style-name="a1116" text:class-names="" text:cond-style-name=""><text:span text:style-name="a1115" text:class-names=""><text:s text:c="1"/>In regard to divorce (5:31-32)<text:s text:c="1"/></text:span></text:p>
              </text:list-item>
            </text:list>
            <text:list text:style-name="a1120">
              <text:list-item>
                <text:p text:style-name="a1119" text:class-names="" text:cond-style-name=""><text:span text:style-name="a1118" text:class-names=""><text:s text:c="1"/>In regard to oaths (5:33-37)<text:s text:c="1"/></text:span></text:p>
              </text:list-item>
            </text:list>
            <text:list text:style-name="a1123">
              <text:list-item>
                <text:p text:style-name="a1122" text:class-names="" text:cond-style-name=""><text:span text:style-name="a1121" text:class-names=""><text:s text:c="1"/>In regard to retaliation (5:38-42)<text:s text:c="1"/></text:span></text:p>
              </text:list-item>
            </text:list>
            <text:list text:style-name="a1126">
              <text:list-item>
                <text:p text:style-name="a1125" text:class-names="" text:cond-style-name=""><text:span text:style-name="a1124" text:class-names=""><text:s text:c="1"/>In regard to love (5:43-48)<text:s text:c="1"/></text:span></text:p>
              </text:list-item>
            </text:list>
            <text:list text:style-name="a1129">
              <text:list-item>
                <text:p text:style-name="a1128" text:class-names="" text:cond-style-name=""><text:span text:style-name="a1127" text:class-names=""/></text:p>
              </text:list-item>
            </text:list>
          </draw:text-box>
          <svg:title/>
          <svg:desc/>
        </draw:frame>
      </draw:page>
      <draw:page draw:name="Slide37" draw:style-name="a1131" draw:master-page-name="Master1-Layout12-tx-Title-and-Text" presentation:presentation-page-layout-name="Master1-PPL12" draw:id="Slide-292">
        <draw:frame draw:id="id165" presentation:style-name="a1135" draw:name="Title 1" svg:x="1.38in" svg:y="0.4in" svg:width="10.6in" svg:height="1.44965in" presentation:class="title" presentation:placeholder="false">
          <draw:text-box>
            <text:p text:style-name="a1134" text:class-names="" text:cond-style-name=""><text:span text:style-name="a1132" text:class-names=""><text:s text:c="1"/>In regard to love (5:43-48)<text:s text:c="1"/></text:span><text:span text:style-name="a1133" text:class-names=""/></text:p>
          </draw:text-box>
          <svg:title/>
          <svg:desc/>
        </draw:frame>
        <draw:frame draw:id="id166" presentation:style-name="a1145" draw:name="Text Placeholder 2" svg:x="1.38in" svg:y="2in" svg:width="9.4in" svg:height="4.75868in" presentation:class="outline" presentation:placeholder="false">
          <draw:text-box>
            <text:list text:style-name="a1138">
              <text:list-item>
                <text:p text:style-name="a1137" text:class-names="" text:cond-style-name=""><text:span text:style-name="a1136" text:class-names=""><text:s text:c="1"/>The basic concept (5:43):<text:s text:c="1"/></text:span></text:p>
              </text:list-item>
            </text:list>
            <text:list text:style-name="a1141">
              <text:list-item>
                <text:p text:style-name="a1140" text:class-names="" text:cond-style-name=""><text:span text:style-name="a1139" text:class-names=""><text:s text:c="1"/>The broadened concept (5:44-48):<text:s text:c="1"/></text:span></text:p>
              </text:list-item>
            </text:list>
            <text:list text:style-name="a1144">
              <text:list-item>
                <text:p text:style-name="a1143" text:class-names="" text:cond-style-name=""><text:span text:style-name="a1142" text:class-names=""/></text:p>
              </text:list-item>
            </text:list>
          </draw:text-box>
          <svg:title/>
          <svg:desc/>
        </draw:frame>
      </draw:page>
      <draw:page draw:name="Slide38" draw:style-name="a1146" draw:master-page-name="Master1-Layout12-tx-Title-and-Text" presentation:presentation-page-layout-name="Master1-PPL12" draw:id="Slide-293">
        <draw:frame draw:id="id167" presentation:style-name="a1150" draw:name="Title 1" svg:x="1.38in" svg:y="0.4in" svg:width="10.6in" svg:height="1.44965in" presentation:class="title" presentation:placeholder="false">
          <draw:text-box>
            <text:p text:style-name="a1149" text:class-names="" text:cond-style-name=""><text:span text:style-name="a1147" text:class-names="">THE KINGDOM AND THE OLD TESTAMENT (5:21-48)<text:s text:c="1"/></text:span><text:span text:style-name="a1148" text:class-names=""/></text:p>
          </draw:text-box>
          <svg:title/>
          <svg:desc/>
        </draw:frame>
        <draw:frame draw:id="id168" presentation:style-name="a1172" draw:name="Text Placeholder 2" svg:x="1.38in" svg:y="2in" svg:width="9.4in" svg:height="4.75868in" presentation:class="outline" presentation:placeholder="false">
          <draw:text-box>
            <text:list text:style-name="a1153">
              <text:list-item>
                <text:p text:style-name="a1152" text:class-names="" text:cond-style-name=""><text:span text:style-name="a1151" text:class-names=""><text:s text:c="1"/>In regard to murder (5:21-26)<text:s text:c="1"/></text:span></text:p>
              </text:list-item>
            </text:list>
            <text:list text:style-name="a1156">
              <text:list-item>
                <text:p text:style-name="a1155" text:class-names="" text:cond-style-name=""><text:span text:style-name="a1154" text:class-names=""><text:s text:c="1"/>In regard to adultery (5:27-30)<text:s text:c="1"/></text:span></text:p>
              </text:list-item>
            </text:list>
            <text:list text:style-name="a1159">
              <text:list-item>
                <text:p text:style-name="a1158" text:class-names="" text:cond-style-name=""><text:span text:style-name="a1157" text:class-names=""><text:s text:c="1"/>In regard to divorce (5:31-32)<text:s text:c="1"/></text:span></text:p>
              </text:list-item>
            </text:list>
            <text:list text:style-name="a1162">
              <text:list-item>
                <text:p text:style-name="a1161" text:class-names="" text:cond-style-name=""><text:span text:style-name="a1160" text:class-names=""><text:s text:c="1"/>In regard to oaths (5:33-37)<text:s text:c="1"/></text:span></text:p>
              </text:list-item>
            </text:list>
            <text:list text:style-name="a1165">
              <text:list-item>
                <text:p text:style-name="a1164" text:class-names="" text:cond-style-name=""><text:span text:style-name="a1163" text:class-names=""><text:s text:c="1"/>In regard to retaliation (5:38-42)<text:s text:c="1"/></text:span></text:p>
              </text:list-item>
            </text:list>
            <text:list text:style-name="a1168">
              <text:list-item>
                <text:p text:style-name="a1167" text:class-names="" text:cond-style-name=""><text:span text:style-name="a1166" text:class-names=""><text:s text:c="1"/>In regard to love (5:43-48)<text:s text:c="1"/></text:span></text:p>
              </text:list-item>
            </text:list>
            <text:list text:style-name="a1171">
              <text:list-item>
                <text:p text:style-name="a1170" text:class-names="" text:cond-style-name=""><text:span text:style-name="a1169" text:class-names=""/></text:p>
              </text:list-item>
            </text:list>
          </draw:text-box>
          <svg:title/>
          <svg:desc/>
        </draw:frame>
      </draw:page>
      <draw:page draw:name="Slide39" draw:style-name="a1173" draw:master-page-name="Master1-Layout12-tx-Title-and-Text" presentation:presentation-page-layout-name="Master1-PPL12" draw:id="Slide-294">
        <draw:frame draw:id="id169" presentation:style-name="a1177" draw:name="Title 1" svg:x="1.38in" svg:y="0.4in" svg:width="10.6in" svg:height="1.44965in" presentation:class="title" presentation:placeholder="false">
          <draw:text-box>
            <text:p text:style-name="a1176" text:class-names="" text:cond-style-name=""><text:span text:style-name="a1174" text:class-names="">MATTHEW 5<text:s text:c="1"/></text:span><text:span text:style-name="a1175" text:class-names=""/></text:p>
          </draw:text-box>
          <svg:title/>
          <svg:desc/>
        </draw:frame>
        <draw:frame draw:id="id170" presentation:style-name="a1190" draw:name="Text Placeholder 2" svg:x="1.38in" svg:y="2in" svg:width="9.4in" svg:height="4.75868in" presentation:class="outline" presentation:placeholder="false">
          <draw:text-box>
            <text:list text:style-name="a1180">
              <text:list-item>
                <text:p text:style-name="a1179" text:class-names="" text:cond-style-name=""><text:span text:style-name="a1178" text:class-names="">THE KINGDOM AND BELIEVERS (5:1-16)<text:s text:c="1"/></text:span></text:p>
              </text:list-item>
            </text:list>
            <text:list text:style-name="a1183">
              <text:list-item>
                <text:p text:style-name="a1182" text:class-names="" text:cond-style-name=""><text:span text:style-name="a1181" text:class-names="">THE KINGDOM AND THE LAW (5:17-20)<text:s text:c="1"/></text:span></text:p>
              </text:list-item>
            </text:list>
            <text:list text:style-name="a1186">
              <text:list-item>
                <text:p text:style-name="a1185" text:class-names="" text:cond-style-name=""><text:span text:style-name="a1184" text:class-names="">THE KINGDOM AND THE OLD TESTAMENT (5:21-48)<text:s text:c="1"/></text:span></text:p>
              </text:list-item>
            </text:list>
            <text:list text:style-name="a1189">
              <text:list-item>
                <text:p text:style-name="a1188" text:class-names="" text:cond-style-name=""><text:span text:style-name="a118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TTHEW 5 </dc:title>
    <meta:initial-creator>David STRICKLAND</meta:initial-creator>
    <dc:creator>David STRICKLAND</dc:creator>
    <meta:creation-date>2020-02-22T19:30:36Z</meta:creation-date>
    <dc:date>2020-02-22T19:30:36Z</dc:date>
    <meta:template xlink:href="BibleStudy" xlink:type="simple"/>
    <meta:editing-cycles>1</meta:editing-cycles>
    <meta:editing-duration>PT0S</meta:editing-duration>
    <meta:document-statistic meta:paragraph-count="157" meta:word-count="1167"/>
  </office:meta>
</office:document-meta>
</file>